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3750000035EB8A2A39B54B9FFF0.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226000003AB4D119FFCA83013FD.png" manifest:media-type="image/png"/>
  <manifest:file-entry manifest:full-path="Pictures/1000000000000690000003A966E06FF1281CC9E5.png" manifest:media-type="image/png"/>
  <manifest:file-entry manifest:full-path="Pictures/1000000000000687000003420EA53C0B07986F38.png" manifest:media-type="image/png"/>
  <manifest:file-entry manifest:full-path="Pictures/10000000000003AC000001EB21185EADB0BEA225.png" manifest:media-type="image/png"/>
  <manifest:file-entry manifest:full-path="Pictures/100000000000039100000262E73B4EFFED80D209.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4"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5"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6"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officeooo:rsid="00d778b8" officeooo:paragraph-rsid="00d778b8"/>
    </style:style>
    <style:style style:name="P69" style:family="paragraph" style:parent-style-name="Heading_20_3">
      <style:text-properties officeooo:rsid="00d7eb19" officeooo:paragraph-rsid="00d7eb19"/>
    </style:style>
    <style:style style:name="P70" style:family="paragraph" style:parent-style-name="Heading_20_3">
      <style:text-properties officeooo:paragraph-rsid="00f3cc72"/>
    </style:style>
    <style:style style:name="P71" style:family="paragraph" style:parent-style-name="Heading_20_3">
      <style:text-properties officeooo:rsid="00de9fa8" officeooo:paragraph-rsid="00de9fa8"/>
    </style:style>
    <style:style style:name="P72" style:family="paragraph" style:parent-style-name="Heading_20_3">
      <style:text-properties officeooo:rsid="00dea753" officeooo:paragraph-rsid="00dea753"/>
    </style:style>
    <style:style style:name="P73"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paragraph-properties fo:break-before="page"/>
      <style:text-properties officeooo:paragraph-rsid="00dcb225"/>
    </style:style>
    <style:style style:name="P76" style:family="paragraph" style:parent-style-name="Heading_20_3">
      <style:paragraph-properties fo:break-before="page"/>
      <style:text-properties officeooo:rsid="00de9fa8" officeooo:paragraph-rsid="00de9fa8"/>
    </style:style>
    <style:style style:name="P77"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8" style:family="paragraph" style:parent-style-name="Text_20_body" style:list-style-name="L2">
      <style:text-properties officeooo:rsid="00d7eb19" officeooo:paragraph-rsid="00d7eb19"/>
    </style:style>
    <style:style style:name="P79" style:family="paragraph" style:parent-style-name="Text_20_body" style:list-style-name="L2">
      <style:text-properties officeooo:rsid="00d882cb" officeooo:paragraph-rsid="00d882cb"/>
    </style:style>
    <style:style style:name="P80" style:family="paragraph" style:parent-style-name="Text_20_body" style:list-style-name="L2">
      <style:text-properties officeooo:rsid="00ea6774" officeooo:paragraph-rsid="00ea6774"/>
    </style:style>
    <style:style style:name="P81" style:family="paragraph" style:parent-style-name="Text_20_body" style:list-style-name="L2">
      <style:text-properties officeooo:rsid="01086046" officeooo:paragraph-rsid="01086046"/>
    </style:style>
    <style:style style:name="P82" style:family="paragraph" style:parent-style-name="Text_20_body" style:list-style-name="L2">
      <style:text-properties officeooo:rsid="00f9da7b" officeooo:paragraph-rsid="00f9da7b"/>
    </style:style>
    <style:style style:name="P83" style:family="paragraph" style:parent-style-name="Text_20_body" style:list-style-name="">
      <style:text-properties officeooo:rsid="00de9fa8" officeooo:paragraph-rsid="010cd3dc"/>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7</text:a></text:p>
          <text:p text:style-name="P49"><text:a xlink:type="simple" xlink:href="#__RefHeading___Toc378_4140988544" text:style-name="Index_20_Link" text:visited-style-name="Index_20_Link">Favicon<text:tab/>7</text:a></text:p>
          <text:p text:style-name="P49"><text:a xlink:type="simple" xlink:href="#__RefHeading___Toc624_1576187417" text:style-name="Index_20_Link" text:visited-style-name="Index_20_Link">Reports<text:tab/>8</text:a></text:p>
          <text:p text:style-name="P49"><text:a xlink:type="simple" xlink:href="#__RefHeading___Toc626_1576187417" text:style-name="Index_20_Link" text:visited-style-name="Index_20_Link">Welcome content<text:tab/>8</text:a></text:p>
          <text:p text:style-name="P49"><text:a xlink:type="simple" xlink:href="#__RefHeading___Toc673_2343567594" text:style-name="Index_20_Link" text:visited-style-name="Index_20_Link">Formatted project name<text:tab/>9</text:a></text:p>
          <text:p text:style-name="P49"><text:a xlink:type="simple" xlink:href="#__RefHeading___Toc789_1180701839" text:style-name="Index_20_Link" text:visited-style-name="Index_20_Link">Head code<text:tab/>10</text:a></text:p>
          <text:p text:style-name="P49"><text:a xlink:type="simple" xlink:href="#__RefHeading___Toc791_1180701839" text:style-name="Index_20_Link" text:visited-style-name="Index_20_Link">Adcode<text:tab/>10</text:a></text:p>
          <text:p text:style-name="P48"><text:a xlink:type="simple" xlink:href="#__RefHeading___Toc380_4140988544" text:style-name="Index_20_Link" text:visited-style-name="Index_20_Link">User views<text:tab/>11</text:a></text:p>
          <text:p text:style-name="P49"><text:a xlink:type="simple" xlink:href="#__RefHeading___Toc756_27562372981" text:style-name="Index_20_Link" text:visited-style-name="Index_20_Link">Index page<text:tab/>11</text:a></text:p>
          <text:p text:style-name="P49"><text:a xlink:type="simple" xlink:href="#__RefHeading___Toc382_4140988544" text:style-name="Index_20_Link" text:visited-style-name="Index_20_Link">Feed area<text:tab/>12</text:a></text:p>
          <text:p text:style-name="P49"><text:a xlink:type="simple" xlink:href="#__RefHeading___Toc384_4140988544" text:style-name="Index_20_Link" text:visited-style-name="Index_20_Link">Submitting a post<text:tab/>15</text:a></text:p>
          <text:p text:style-name="P49"><text:a xlink:type="simple" xlink:href="#__RefHeading___Toc753_4002774883" text:style-name="Index_20_Link" text:visited-style-name="Index_20_Link">Stories<text:tab/>17</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3"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4280206430" text:style-name="L1">
        <text:list-item>
          <text:p text:style-name="P77">Project name: The name of your project</text:p>
        </text:list-item>
        <text:list-item>
          <text:p text:style-name="P77">E-Mail address: Your e-mail address. It will be used to create an admin and maintainer account for you</text:p>
        </text:list-item>
        <text:list-item>
          <text:p text:style-name="P77">Database name: Name of the database to be used. If it does not exist the system will try to create it</text:p>
        </text:list-item>
        <text:list-item>
          <text:p text:style-name="P77">Database user: User name to login to the database</text:p>
        </text:list-item>
        <text:list-item>
          <text:p text:style-name="P77">Database password: Password to login to the database</text:p>
        </text:list-item>
        <text:list-item>
          <text:p text:style-name="P77">Database host: Hostname or IP address of the database</text:p>
        </text:list-item>
        <text:list-item>
          <text:p text:style-name="P77">Datapase port: Port of the database service</text:p>
        </text:list-item>
        <text:list-item>
          <text:p text:style-name="P77">SMTP Host: Host of the SMTP service. Will be used for e-mailing</text:p>
        </text:list-item>
        <text:list-item>
          <text:p text:style-name="P77">SMTP User: User of the SMTP service</text:p>
        </text:list-item>
        <text:list-item>
          <text:p text:style-name="P77">SMTP Password: The password</text:p>
        </text:list-item>
        <text:list-item>
          <text:p text:style-name="P77">SMTP From address: The address to be used in the e-mail header</text:p>
        </text:list-item>
        <text:list-item>
          <text:p text:style-name="P7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4" text:outline-level="2"><text:bookmark-start text:name="__RefHeading___Toc305_1751241541"/>Maintainer area <text:bookmark-end text:name="__RefHeading___Toc305_1751241541"/></text:h>
      <text:p text:style-name="Standard"/>
      <text:h text:style-name="P56"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8"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9"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9"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8"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8"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8"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2" draw:name="Bild1" text:anchor-type="paragraph" svg:width="17cm" svg:height="9.462cm" draw:z-index="1"><draw:image xlink:href="Pictures/1000000000000690000003A7587233D2B1B5B8EA.png" xlink:type="simple" xlink:show="embed" xlink:actuate="onLoad" loext:mime-type="image/png"/></draw:frame></text:p>
      <text:h text:style-name="P58"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9"><draw:image xlink:href="Pictures/1000000000000690000003A94FBB774B3C28FDD9.png" xlink:type="simple" xlink:show="embed" xlink:actuate="onLoad" loext:mime-type="image/png"/></draw:frame></text:p>
      <text:h text:style-name="P69" text:outline-level="3"><text:soft-page-break/></text:h>
      <text:p text:style-name="P15">The following options are available:</text:p>
      <text:list xml:id="list1692103027" text:style-name="L2">
        <text:list-item>
          <text:p text:style-name="P78">Project name: The name of your project</text:p>
        </text:list-item>
        <text:list-item>
          <text:p text:style-name="P78">Description: Description of your project used for the meta description element</text:p>
        </text:list-item>
        <text:list-item>
          <text:p text:style-name="P78">Tags: Tags used for the meta tags element</text:p>
        </text:list-item>
        <text:list-item>
          <text:p text:style-name="P79">Language: Overall language of the service</text:p>
        </text:list-item>
        <text:list-item>
          <text:p text:style-name="P79">SMTP Host: Host of the SMTP service used for e-mailing</text:p>
        </text:list-item>
        <text:list-item>
          <text:p text:style-name="P79">SMTP User: SMTP User</text:p>
        </text:list-item>
        <text:list-item>
          <text:p text:style-name="P79">SMTP Password: Password for authentication</text:p>
        </text:list-item>
        <text:list-item>
          <text:p text:style-name="P79">SMTP From name: From-name e-mail header field value</text:p>
        </text:list-item>
        <text:list-item>
          <text:p text:style-name="P79">SMTP From address: From-address e-mail header field value</text:p>
        </text:list-item>
        <text:list-item>
          <text:p text:style-name="P80">Public feed: If activated then the feed area will be publicly viewable, otherwise users have to sign in to view the feed</text:p>
        </text:list-item>
        <text:list-item>
          <text:p text:style-name="P81">NSFW filter: If activated, users can mark images as not safe for work. These will be blured. Users then need to explicitelly click to show them. Members can set a cookie where NSFW posts are automatically shown.</text:p>
        </text:list-item>
        <text:list-item>
          <text:p text:style-name="P79">Google Analytics token: If you want to include Google Analytics in your service</text:p>
        </text:list-item>
        <text:list-item>
          <text:p text:style-name="P79">Twitter news feed: A Twitter handle which is used to display at the news page</text:p>
        </text:list-item>
        <text:list-item>
          <text:p text:style-name="P82">HelpRealm Workspace: If you want to use HelpRealm as support ticket backend then you can pass here your workspace hash identifier</text:p>
        </text:list-item>
        <text:list-item>
          <text:p text:style-name="P82">HelpRealm API Token: Your HelpRealm API token used for creating tickets</text:p>
        </text:list-item>
      </text:list>
      <text:h text:style-name="P69" text:outline-level="3"/>
      <text:h text:style-name="P59"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2"><draw:image xlink:href="Pictures/1000000000000690000003AA7647EF0F07D4C055.png" xlink:type="simple" xlink:show="embed" xlink:actuate="onLoad" loext:mime-type="image/png"/></draw:frame><text:soft-page-break/></text:p>
      <text:h text:style-name="P59"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2" draw:name="Bild4" text:anchor-type="paragraph" svg:width="17cm" svg:height="9.491cm" draw:z-index="10"><draw:image xlink:href="Pictures/1000000000000690000003AA48FF1DAAB1656631.png" xlink:type="simple" xlink:show="embed" xlink:actuate="onLoad" loext:mime-type="image/png"/></draw:frame></text:p>
      <text:h text:style-name="P60" text:outline-level="3"/>
      <text:h text:style-name="P73"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2" draw:name="Bild5" text:anchor-type="paragraph" svg:width="17cm" svg:height="9.5cm" draw:z-index="16"><draw:image xlink:href="Pictures/1000000000000690000003AB16BC820FD616898C.png" xlink:type="simple" xlink:show="embed" xlink:actuate="onLoad" loext:mime-type="image/png"/></draw:frame></text:p>
      <text:h text:style-name="P61"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1" draw:name="Bild6" text:anchor-type="paragraph" svg:width="17cm" svg:height="9.481cm" draw:z-index="11"><draw:image xlink:href="Pictures/1000000000000690000003A9E85797FFC4735533.png" xlink:type="simple" xlink:show="embed" xlink:actuate="onLoad" loext:mime-type="image/png"/></draw:frame></text:p>
      <text:h text:style-name="P62" text:outline-level="3"><text:soft-page-break/></text:h>
      <text:h text:style-name="P62"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1" draw:name="Bild18" text:anchor-type="paragraph" svg:width="17cm" svg:height="9.47cm" draw:z-index="12"><draw:image xlink:href="Pictures/1000000000000690000003A87AE39FAE4670FCA5.png" xlink:type="simple" xlink:show="embed" xlink:actuate="onLoad" loext:mime-type="image/png"/></draw:frame></text:p>
      <text:p text:style-name="P20"/>
      <text:h text:style-name="P70"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1" draw:name="Bild19" text:anchor-type="paragraph" svg:width="17cm" svg:height="9.481cm" draw:z-index="15"><draw:image xlink:href="Pictures/1000000000000690000003A98DBB32BF65C5108E.png" xlink:type="simple" xlink:show="embed" xlink:actuate="onLoad" loext:mime-type="image/png"/></draw:frame><text:soft-page-break/></text:p>
      <text:p text:style-name="P21"><draw:frame draw:style-name="fr1" draw:name="Bild20" text:anchor-type="paragraph" svg:width="17cm" svg:height="9.481cm" draw:z-index="8"><draw:image xlink:href="Pictures/1000000000000690000003A93829BDD5BFE1660F.png" xlink:type="simple" xlink:show="embed" xlink:actuate="onLoad" loext:mime-type="image/png"/></draw:frame></text:p>
      <text:h text:style-name="P63" text:outline-level="3"><text:bookmark-start text:name="__RefHeading___Toc673_2343567594"/>F<text:span text:style-name="T33">ormatted project name</text:span><text:bookmark-end text:name="__RefHeading___Toc673_2343567594"/></text:h>
      <text:p text:style-name="P40"/>
      <text:p text:style-name="P23">H<text:span text:style-name="T32">ere you can specify HTML formatted project name. If not specified then a default format will be used.</text:span></text:p>
      <text:h text:style-name="P74"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4"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5" text:outline-level="2"><text:bookmark-start text:name="__RefHeading___Toc380_4140988544"/>U<text:span text:style-name="T20">ser views</text:span><text:bookmark-end text:name="__RefHeading___Toc380_4140988544"/></text:h>
      <text:p text:style-name="P12"/>
      <text:h text:style-name="P57"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2" draw:name="Bild7" text:anchor-type="paragraph" svg:width="17cm" svg:height="9.481cm" draw:z-index="3"><draw:image xlink:href="Pictures/1000000000000690000003A966E06FF1281CC9E5.png" xlink:type="simple" xlink:show="embed" xlink:actuate="onLoad" loext:mime-type="image/png"/></draw:frame></text:p>
      <text:h text:style-name="P65" text:outline-level="3"/>
      <text:h text:style-name="P75"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2" draw:name="Bild8" text:anchor-type="paragraph" svg:width="17cm" svg:height="8.484cm" draw:z-index="19"><draw:image xlink:href="Pictures/1000000000000687000003420EA53C0B07986F38.png" xlink:type="simple" xlink:show="embed" xlink:actuate="onLoad" loext: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or the top posts.</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3" draw:name="Bild9" text:anchor-type="paragraph" svg:width="14.552cm" svg:height="24.844cm" draw:z-index="20"><draw:image xlink:href="Pictures/1000000000000226000003AB4D119FFCA83013FD.png" xlink:type="simple" xlink:show="embed" xlink:actuate="onLoad" loext: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2" draw:name="Bild10" text:anchor-type="paragraph" svg:width="17cm" svg:height="8.879cm" draw:z-index="21"><draw:image xlink:href="Pictures/10000000000003AC000001EB21185EADB0BEA225.png" xlink:type="simple" xlink:show="embed" xlink:actuate="onLoad" loext: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
      <text:p text:style-name="P28"><draw:frame draw:style-name="fr1" draw:name="Bild11" text:anchor-type="paragraph" svg:width="17cm" svg:height="11.358cm" draw:z-index="22"><draw:image xlink:href="Pictures/100000000000039100000262E73B4EFFED80D209.png" xlink:type="simple" xlink:show="embed" xlink:actuate="onLoad" loext:mime-type="image/png"/></draw:frame><text:soft-page-break/></text:p>
      <text:p text:style-name="P28"/>
      <text:h text:style-name="P71"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1" draw:name="Bild13" text:anchor-type="paragraph" svg:width="17cm" svg:height="16.558cm" draw:z-index="18"><draw:image xlink:href="Pictures/10000000000003750000035EB8A2A39B54B9FFF0.png" xlink:type="simple" xlink:show="embed" xlink:actuate="onLoad" loext:mime-type="image/png"/></draw:frame><text:soft-page-break/></text:p>
      <text:p text:style-name="P50"/>
      <text:p text:style-name="P28">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2022CE7A8C03D91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3" text:outline-level="3"><draw:frame draw:style-name="fr3" draw:name="Bild23" text:anchor-type="paragraph" svg:width="16.986cm" svg:height="22.251cm" draw:z-index="17"><draw:image xlink:href="Pictures/10000000000002820000034969F3FB682E1E94D2.png" xlink:type="simple" xlink:show="embed" xlink:actuate="onLoad" loext:mime-type="image/png"/></draw:frame><text:soft-page-break/></text:h>
      <text:h text:style-name="P76"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1" draw:name="Bild14" text:anchor-type="paragraph" svg:width="17cm" svg:height="9.491cm" draw:z-index="4"><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8"><draw:frame draw:style-name="fr1" draw:name="Bild15" text:anchor-type="paragraph" svg:width="17cm" svg:height="9.5cm" draw:z-index="5"><draw:image xlink:href="Pictures/1000000000000690000003AB020D41D03DEB2496.png" xlink:type="simple" xlink:show="embed" xlink:actuate="onLoad" loext:mime-type="image/png"/></draw:frame></text:p>
      <text:p text:style-name="P28">The conversation thread shows a form where to submit a new message and also the last messages from sender and recipient sorted as a conversation thread.</text:p>
      <text:p text:style-name="P28"><text:soft-page-break/></text:p>
      <text:h text:style-name="P72"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3" draw:name="Bild16" text:anchor-type="paragraph" svg:width="15.081cm" svg:height="15.002cm" draw:z-index="6"><draw:image xlink:href="Pictures/100000000000023A000002373A3DD9ACC9AB79AD.png" xlink:type="simple" xlink:show="embed" xlink:actuate="onLoad" loext:mime-type="image/png"/></draw:frame></text:p>
      <text:p text:style-name="P30">If a user has granted permission then there will also be push messages created for notifications.</text:p>
      <text:p text:style-name="P30"/>
      <text:h text:style-name="P66"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31"><draw:frame draw:style-name="fr1" draw:name="Bild21" text:anchor-type="paragraph" svg:width="17cm" svg:height="9.521cm" draw:z-index="13"><draw:image xlink:href="Pictures/1000000000000690000003ADF8BD814AC0C71BFC.png" xlink:type="simple" xlink:show="embed" xlink:actuate="onLoad" loext:mime-type="image/png"/></draw:frame><text:soft-page-break/></text:p>
      <text:p text:style-name="P31"/>
      <text:h text:style-name="P67"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3" draw:name="Bild22" text:anchor-type="paragraph" svg:width="10.081cm" svg:height="17.806cm" draw:z-index="14"><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22T19:30:01.918000000</dc:date>
    <meta:editing-duration>PT13H30M1S</meta:editing-duration>
    <meta:editing-cycles>232</meta:editing-cycles>
    <meta:generator>LibreOffice/6.3.6.2$Windows_X86_64 LibreOffice_project/2196df99b074d8a661f4036fca8fa0cbfa33a497</meta:generator>
    <meta:document-statistic meta:table-count="0" meta:image-count="23" meta:object-count="0" meta:page-count="25" meta:paragraph-count="139" meta:word-count="1764" meta:character-count="9932" meta:non-whitespace-character-count="8323"/>
  </office:meta>
</office:document-meta>
</file>